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1412" officeooo:paragraph-rsid="00171412"/>
    </style:style>
    <style:style style:name="P2" style:family="paragraph" style:parent-style-name="Standard">
      <style:text-properties officeooo:rsid="00178bd3" officeooo:paragraph-rsid="00178bd3"/>
    </style:style>
    <style:style style:name="P3" style:family="paragraph" style:parent-style-name="Standard">
      <style:text-properties officeooo:rsid="001873c9" officeooo:paragraph-rsid="00178bd3"/>
    </style:style>
    <style:style style:name="P4" style:family="paragraph" style:parent-style-name="Standard">
      <style:text-properties officeooo:rsid="001873c9" officeooo:paragraph-rsid="001873c9"/>
    </style:style>
    <style:style style:name="P5" style:family="paragraph" style:parent-style-name="Standard">
      <style:text-properties officeooo:rsid="001d4af1" officeooo:paragraph-rsid="001d4af1"/>
    </style:style>
    <style:style style:name="P6" style:family="paragraph" style:parent-style-name="Standard">
      <style:text-properties officeooo:rsid="00227a22" officeooo:paragraph-rsid="00227a22"/>
    </style:style>
    <style:style style:name="P7" style:family="paragraph" style:parent-style-name="Standard">
      <style:text-properties officeooo:rsid="00227a22" officeooo:paragraph-rsid="00227a22"/>
    </style:style>
    <style:style style:name="P8" style:family="paragraph" style:parent-style-name="Standard">
      <style:text-properties officeooo:rsid="0020e405" officeooo:paragraph-rsid="001a0c24"/>
    </style:style>
    <style:style style:name="P9" style:family="paragraph" style:parent-style-name="Standard">
      <style:text-properties officeooo:rsid="00171412" officeooo:paragraph-rsid="00171412"/>
    </style:style>
    <style:style style:name="P10" style:family="paragraph" style:parent-style-name="Standard">
      <style:text-properties officeooo:rsid="002d2757" officeooo:paragraph-rsid="002d27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racter number?</text:p>
      <text:p text:style-name="P1"/>
      <text:p text:style-name="P10">Max # warnings per line?</text:p>
      <text:p text:style-name="P1"/>
      <text:p text:style-name="P2">Preprocessor?</text:p>
      <text:p text:style-name="P3"/>
      <text:p text:style-name="P4">wtf.t12</text:p>
      <text:p text:style-name="P4"/>
      <text:p text:style-name="P5">No warning for nul in string?? Can strings only contain language symbols?</text:p>
      <text:p text:style-name="P8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1T22:25:57.725267355</meta:creation-date>
    <dc:date>2020-02-02T21:33:07.169583493</dc:date>
    <meta:editing-duration>PT3H3M18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21" meta:character-count="134" meta:non-whitespace-character-count="118"/>
  </office:meta>
</office:document-meta>
</file>